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5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 fo:font-style="italic"/>
    </style:style>
    <style:style style:name="T12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1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 fo:margin-left="72.00pt" fo:text-indent="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 fo:margin-left="36.00pt" fo:text-indent="0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/>
    </style:style>
    <style:style style:name="P13" style:family="paragraph">
      <style:paragraph-properties fo:line-height="115.00%" fo:text-align="lef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15.00%" fo:text-align="left"/>
    </style:style>
    <style:style style:name="P15" style:family="paragraph">
      <style:paragraph-properties fo:line-height="115.00%" fo:text-align="left"/>
    </style:style>
    <text:list-style style:name="L1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/>
    </style:style>
    <style:style style:name="P17" style:family="paragraph">
      <style:paragraph-properties fo:line-height="115.00%" fo:text-align="left"/>
    </style:style>
  </office:automatic-styles>
  <office:body>
    <office:text>
      <text:p text:style-name="P1"><text:span text:style-name="T1">NO,1</text:span></text:p>
      <text:list text:style-name="L2">
        <text:list-item>
          <text:p text:style-name="P2"><text:span text:style-name="T2">Graphics is used in branding</text:span></text:p>
        </text:list-item>
        <text:list-item>
          <text:p text:style-name="P2"><text:span text:style-name="T2">Graphics is used in web development</text:span></text:p>
        </text:list-item>
        <text:list-item>
          <text:p text:style-name="P2"><text:span text:style-name="T2">Graphics is used in advertisement such as billboards and posts</text:span></text:p>
        </text:list-item>
        <text:list-item>
          <text:p text:style-name="P2"><text:span text:style-name="T2">Graphics is used in magazine layouts</text:span></text:p>
        </text:list-item>
      </text:list>
      <text:p text:style-name="P3"><text:span text:style-name="T3"/></text:p>
      <text:p text:style-name="P3"><text:span text:style-name="T3"/></text:p>
      <text:p text:style-name="P3"><text:span text:style-name="T4">NO.2 TYPES OF GRAPHICS</text:span></text:p>
      <text:list text:style-name="L4">
        <text:list-item>
          <text:p text:style-name="P4"><text:span text:style-name="T5">Raster graphics</text:span></text:p>
        </text:list-item>
      </text:list>
      <text:p text:style-name="P5"><text:span text:style-name="T6">Is a type of digital image that uses small rectangular pixels arranged in a formation to represent an image.in this type of graphics the number of pixels affect the appearance of an image to be shown.</text:span></text:p>
      <text:p text:style-name="P6"><text:span text:style-name="T7"/></text:p>
      <text:list text:style-name="L7">
        <text:list-item>
          <text:p text:style-name="P7"><text:span text:style-name="T8">Vector Based graphics</text:span></text:p>
        </text:list-item>
      </text:list>
      <text:p text:style-name="P8"><text:span text:style-name="T9">Is a set of ways of creating visual images using geometric shapes defined as a cartesian.A vector graphics consists of lines,curves, shapes and texts which gather together to form a picture.</text:span></text:p>
      <text:p text:style-name="P9"><text:span text:style-name="T10"/></text:p>
      <text:p text:style-name="P9"><text:span text:style-name="T11">NO.3 PRINCIPLES OF DESIGN</text:span></text:p>
      <text:list text:style-name="L10">
        <text:list-item>
          <text:p text:style-name="P10"><text:span text:style-name="T12">Balance:</text:span><text:span text:style-name="T13">This is a visual weight of elements in a composition to add stability, structure and to create emphasis.There are two types of balance that is symmetrical and asymmetrical balance.</text:span></text:p>
        </text:list-item>
      </text:list>
      <text:p text:style-name="P11"><text:span text:style-name="T13">Symmetrical balance is a mirror image balance whereby both sides of the page are similar to each other<text:s/></text:span><text:span text:style-name="T14">while as</text:span><text:span text:style-name="T15"><text:s/>Asymmetrical balance is balance that is not identical. Both sides have different designs like the text alignment,style of texts are different from each other.</text:span></text:p>
      <text:p text:style-name="P11"><text:span text:style-name="T16"/></text:p>
      <text:p text:style-name="P11"><text:span text:style-name="T16"/></text:p>
      <text:list text:style-name="L12">
        <text:list-item>
          <text:p text:style-name="P12"><text:span text:style-name="T17">Unity:</text:span><text:span text:style-name="T18">This is a balanced arrangement of elements.its a way of combining elements to draw their similarities.</text:span></text:p>
        </text:list-item>
      </text:list>
      <text:p text:style-name="P13"><text:span text:style-name="T19"/></text:p>
      <text:list text:style-name="L14">
        <text:list-item>
          <text:p text:style-name="P14"><text:span text:style-name="T20">Proximity:</text:span><text:span text:style-name="T21">Is the placement of objects whether near or far from each other.you can either create objects concentrated in one area or spreading out to different places.</text:span></text:p>
        </text:list-item>
      </text:list>
      <text:p text:style-name="P15"><text:span text:style-name="T22"/></text:p>
      <text:p text:style-name="P15"><text:span text:style-name="T22"/></text:p>
      <text:list text:style-name="L16">
        <text:list-item>
          <text:p text:style-name="P16"><text:span text:style-name="T23">Pattern:</text:span><text:span text:style-name="T24">This is an orderly repetition of an object,Different types of pattern include; grid pattern,radio pattern,irregular pattern and the half drop pattern.</text:span></text:p>
        </text:list-item>
      </text:list>
      <text:p text:style-name="P17"><text:span text:style-name="T24"><text:s text:c="7"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